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OpenSymbol" svg:font-family="OpenSymbo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mic Sans MS"/>
    </style:style>
    <style:style style:name="P2" style:family="paragraph" style:parent-style-name="Text_20_body">
      <style:text-properties style:font-name="Comic Sans MS" fo:font-size="14pt"/>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fo:font-weight="normal" style:font-weight-asian="normal" style:font-weight-complex="normal"/>
    </style:style>
    <style:style style:name="T4" style:family="text">
      <style:text-properties fo:font-size="14pt"/>
    </style:style>
    <style:style style:name="T5" style:family="text">
      <style:text-properties style:font-name="Comic Sans MS" fo:font-size="14pt"/>
    </style:style>
    <style:style style:name="T6" style:family="text">
      <style:text-properties style:font-name="Comic Sans MS" fo:font-size="24pt" fo:font-weight="bold"/>
    </style:style>
    <style:style style:name="T7" style:family="text">
      <style:text-properties fo:color="#800000" style:font-name="Verdana1"/>
    </style:style>
    <style:style style:name="T8" style:family="text">
      <style:text-properties fo:color="#800000" style:font-name="Verdana1" style:text-underline-style="solid" style:text-underline-width="auto" style:text-underline-color="font-color" fo:font-weight="bold"/>
    </style:style>
    <style:style style:name="T9" style:family="text">
      <style:text-properties fo:color="#000066" style:font-name="Verdana1" fo:font-size="10.5pt" fo:font-weight="bold"/>
    </style:style>
    <style:style style:name="T10" style:family="text">
      <style:text-properties fo:color="#000080" style:font-name="Verdana1" fo:font-size="10.5pt"/>
    </style:style>
    <style:style style:name="T11" style:family="text">
      <style:text-properties fo:color="#000080" style:font-name="Verdana1" fo:font-size="10.5pt" style:text-underline-style="solid" style:text-underline-width="auto" style:text-underline-color="font-color"/>
    </style:style>
    <style:style style:name="T12" style:family="text">
      <style:text-properties fo:color="#006666"/>
    </style:style>
    <style:style style:name="T13" style:family="text">
      <style:text-properties fo:color="#006666" style:font-name="Verdana1" fo:font-weight="bold"/>
    </style:style>
    <style:style style:name="T14" style:family="text">
      <style:text-properties fo:color="#006666" style:font-name="Verdana1" fo:font-size="14pt" fo:font-weight="bold"/>
    </style:style>
    <style:style style:name="T15" style:family="text">
      <style:text-properties fo:color="#006600" style:font-name="Verdana1" fo:font-weight="bold"/>
    </style:style>
    <style:style style:name="T16" style:family="text">
      <style:text-properties fo:color="#ff0000" style:font-name="Verdana1" fo:font-weight="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exican Beef Stew</text:span><text:line-break/>Crystal Miller<text:line-break/><text:line-break/>This is a great tasting crockpot recipe I am sure your family will enjoy!<text:line-break/><text:line-break/>3/4 pound lean beef stew meat, or an inexpensive piece of beef roast-- cut into 3/4 " cubes<text:line-break/>½ large onion -- chopped<text:line-break/>2 cloves garlic, minced or a large spoonful of chopped garlic from a jar<text:line-break/>1 can Rotel tomatoes<text:line-break/>1- 15 oz. can whole-kernel corn -- undrained<text:line-break/>1 1/2 teaspoons dried oregano leaves -- crushed<text:line-break/>1 teaspoon ground cumin<text:line-break/>1/2 teaspoon salt<text:line-break/>1/4 teaspoon ground red pepper<text:line-break/>2 tablespoons yellow cornmeal<text:line-break/><text:line-break/>Put all the above ingredients into your crockpot except the cornmeal. Cook on low for about 8 hours or until the meat is tender. Turn the crockpot to high and stir the cornmeal in and allow to cook and thicken for about 25 minutes. Serve with tortilla chips or cornbread or even r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OpenSymbol" svg:font-family="OpenSymbo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7:56:37.89</dc:date>
    <dc:creator>Crystal Miller</dc:creator>
    <meta:editing-duration>PT13H11M48S</meta:editing-duration>
    <meta:editing-cycles>4</meta:editing-cycles>
    <meta:generator>OpenOffice/4.1.1$Win32 OpenOffice.org_project/411m6$Build-9775</meta:generator>
    <meta:document-statistic meta:table-count="0" meta:image-count="0" meta:object-count="0" meta:page-count="1" meta:paragraph-count="1" meta:word-count="145" meta:character-count="802"/>
  </office:meta>
</office:document-meta>
</file>